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ee7e" officeooo:paragraph-rsid="0009ee7e"/>
    </style:style>
    <style:style style:name="P2" style:family="paragraph" style:parent-style-name="Standard">
      <style:text-properties fo:font-weight="bold" officeooo:rsid="0009ee7e" officeooo:paragraph-rsid="0009ee7e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9ee7e" officeooo:paragraph-rsid="0009ee7e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9ee7e" officeooo:paragraph-rsid="0009ee7e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a919e" officeooo:paragraph-rsid="000a919e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be530" officeooo:paragraph-rsid="000be530" style:font-weight-asian="bold" style:font-weight-complex="bold"/>
    </style:style>
    <style:style style:name="P7" style:family="paragraph" style:parent-style-name="Standard">
      <style:text-properties fo:font-weight="normal" officeooo:rsid="000be530" officeooo:paragraph-rsid="0009ee7e" style:font-weight-asian="normal" style:font-weight-complex="normal"/>
    </style:style>
    <style:style style:name="P8" style:family="paragraph" style:parent-style-name="Standard">
      <style:text-properties fo:font-weight="bold" officeooo:rsid="000be530" officeooo:paragraph-rsid="000be530" style:font-weight-asian="bold" style:font-weight-complex="bold"/>
    </style:style>
    <style:style style:name="P9" style:family="paragraph" style:parent-style-name="Standard">
      <style:text-properties fo:font-weight="normal" officeooo:rsid="000be530" officeooo:paragraph-rsid="000be53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0a919e"/>
    </style:style>
    <style:style style:name="T6" style:family="text">
      <style:text-properties fo:font-weight="normal" officeooo:rsid="000be530" style:font-weight-asian="normal" style:font-weight-complex="normal"/>
    </style:style>
    <style:style style:name="T7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font-weight="bold" officeooo:rsid="000be53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be530" style:font-weight-asian="bold" style:font-weight-complex="bold"/>
    </style:style>
    <style:style style:name="T11" style:family="text">
      <style:text-properties style:text-underline-style="none" fo:font-weight="normal" officeooo:rsid="000be53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2</text:p>
      <text:p text:style-name="P1"/>
      <text:p text:style-name="P1">TEMA 4 TRANSFORMACIÓN DE ENTIDADES Y ATRIBUTOS </text:p>
      <text:p text:style-name="P1"/>
      <text:p text:style-name="P1">ÓSCAR AMAYA <text:s/>CORTÉS</text:p>
      <text:p text:style-name="P1"/>
      <text:p text:style-name="P1"/>
      <text:p text:style-name="P1"/>
      <text:p text:style-name="P2">EJERCICIO 1</text:p>
      <text:p text:style-name="P2"/>
      <text:p text:style-name="P2">Artículo<text:span text:style-name="T1">(</text:span><text:span text:style-name="T2">#id</text:span><text:span text:style-name="T3">, </text:span><text:span text:style-name="T4"><text:s/>precio, descripción)</text:span></text:p>
      <text:p text:style-name="P3">Pedido<text:span text:style-name="T1">(</text:span><text:span text:style-name="T2">#id</text:span><text:span text:style-name="T1">, fecha, importe, importe_iva, importe_total-d)</text:span></text:p>
      <text:p text:style-name="P3">Incluye<text:span text:style-name="T1">(</text:span>#id_artículo, #id_pedido<text:span text:style-name="T1">, descuento, iva, precio, cantidad)</text:span></text:p>
      <text:p text:style-name="P4"><text:tab/><text:span text:style-name="T5">Id_artículo → Artículo(MC,BR)</text:span></text:p>
      <text:p text:style-name="P4"><text:tab/><text:span text:style-name="T5">Id_pedido → Pedido(MC,BR)</text:span></text:p>
      <text:p text:style-name="P4"/>
      <text:p text:style-name="P5">EJERCICIO 2</text:p>
      <text:p text:style-name="P5"/>
      <text:p text:style-name="P5">Canción<text:span text:style-name="T1">(</text:span><text:span text:style-name="T2">#id,</text:span><text:span text:style-name="T1"> </text:span><text:span text:style-name="T6">titulo</text:span><text:span text:style-name="T1">)</text:span></text:p>
      <text:p text:style-name="P6">Usuario<text:span text:style-name="T1">(</text:span><text:span text:style-name="T2">#id,</text:span><text:span text:style-name="T1"> nombre, </text:span><text:span text:style-name="T7">email</text:span><text:span text:style-name="T1">)</text:span></text:p>
      <text:p text:style-name="P6">Escucha<text:span text:style-name="T1">(</text:span><text:span text:style-name="T2">#id_canción,</text:span> <text:span text:style-name="T2">#id_usuario,</text:span><text:span text:style-name="T1">fecha, hora)</text:span></text:p>
      <text:p text:style-name="P2"><text:tab/><text:span text:style-name="T6">Id_Canción → Canción(MC,BR)</text:span></text:p>
      <text:p text:style-name="P7"><text:tab/>Id_Usuario → Usuario(MC,BR)</text:p>
      <text:p text:style-name="P7"/>
      <text:p text:style-name="P8">EJERCICIO 3</text:p>
      <text:p text:style-name="P8"/>
      <text:p text:style-name="P8">Jugadores(<text:span text:style-name="T2">#id</text:span><text:span text:style-name="T8">, </text:span><text:span text:style-name="T4">nombre</text:span>)</text:p>
      <text:p text:style-name="Standard"><text:span text:style-name="T9">Partidos(</text:span><text:span text:style-name="T10">#id,</text:span><text:span text:style-name="T11"> fecha, jornada</text:span><text:span text:style-name="T9">)</text:span></text:p>
      <text:p text:style-name="P8">Juega(<text:span text:style-name="T2">#id_jugadores, #id_partidos,</text:span><text:span text:style-name="T4"> goles, tarjetas, pases, minutos</text:span>)</text:p>
      <text:p text:style-name="P8"><text:tab/><text:span text:style-name="T1">Id_jugadores <text:s/>→ Jugadores(MC,BR)</text:span></text:p>
      <text:p text:style-name="P9"><text:tab/>Id_Partidos → Partidos(MC,B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0:16:28.835868600</meta:creation-date>
    <dc:date>2025-11-17T12:53:13.742855800</dc:date>
    <meta:editing-duration>PT2H18M3S</meta:editing-duration>
    <meta:editing-cycles>3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21" meta:word-count="69" meta:character-count="656" meta:non-whitespace-character-count="598"/>
  </office:meta>
</office:document-meta>
</file>